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urier 10 Pitch" svg:font-family="'Courier 10 Pitch'" style:font-family-generic="swiss" style:font-pitch="variable"/>
    <style:font-face style:name="Liberation Mono1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Liberation Mono1" fo:font-size="14pt" fo:letter-spacing="normal" fo:font-style="normal" fo:font-weight="normal" officeooo:paragraph-rsid="000b8c5f" style:font-size-asian="14pt" style:font-style-asian="normal" style:font-weight-asian="normal" style:font-size-complex="14pt" style:font-style-complex="normal" style:font-weight-complex="normal" fo:padding="0cm" fo:border="none"/>
    </style:style>
    <style:style style:name="P2" style:family="paragraph" style:parent-style-name="Preformatted_20_Text">
      <style:text-properties fo:font-variant="normal" fo:text-transform="none" fo:color="#000000" style:font-name="Liberation Mono1" fo:font-size="14pt" fo:letter-spacing="normal" fo:font-style="normal" fo:font-weight="normal" officeooo:rsid="000b8c5f" officeooo:paragraph-rsid="000b8c5f" style:font-size-asian="14pt" style:font-style-asian="normal" style:font-weight-asian="normal" style:font-size-complex="14pt" style:font-style-complex="normal" style:font-weight-complex="normal" fo:padding="0cm" fo:border="none"/>
    </style:style>
    <style:style style:name="P3" style:family="paragraph" style:parent-style-name="Preformatted_20_Text">
      <style:text-properties fo:font-size="14pt" fo:font-style="normal" fo:font-weight="normal" officeooo:rsid="0009a8f1" officeooo:paragraph-rsid="0009a8f1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text-properties fo:font-size="14pt" fo:font-style="normal" fo:font-weight="normal" officeooo:rsid="0009a8f1" officeooo:paragraph-rsid="000e906b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style:text-properties fo:font-size="14pt" fo:font-style="normal" fo:font-weight="normal" officeooo:rsid="0009a8f1" officeooo:paragraph-rsid="0010e224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Preformatted_20_Text">
      <style:text-properties fo:font-size="14pt" fo:font-style="normal" fo:font-weight="normal" officeooo:rsid="00106004" officeooo:paragraph-rsid="00106004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Preformatted_20_Text">
      <style:text-properties fo:font-size="14pt" fo:font-style="normal" fo:font-weight="normal" officeooo:rsid="0010e224" officeooo:paragraph-rsid="0010e22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style:text-properties fo:font-size="14pt" fo:font-style="normal" fo:font-weight="normal" officeooo:rsid="0010e224" officeooo:paragraph-rsid="0010600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Preformatted_20_Text">
      <style:text-properties style:font-name="Liberation Mono1" fo:font-style="normal" fo:font-weight="normal" officeooo:paragraph-rsid="000b8c5f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normal" fo:font-weight="normal" officeooo:rsid="0009a8f1" officeooo:paragraph-rsid="0009a8f1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fo:font-style="normal" fo:font-weight="normal" officeooo:paragraph-rsid="0009a8f1" style:font-style-asian="normal" style:font-weight-asian="normal" style:font-style-complex="normal" style:font-weight-complex="normal"/>
    </style:style>
    <style:style style:name="T1" style:family="text">
      <style:text-properties style:font-name="Courier 10 Pitch"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style:font-name="Courier 10 Pitch" fo:font-size="22pt" style:font-size-asian="22pt" style:font-size-complex="22pt"/>
    </style:style>
    <style:style style:name="T3" style:family="text">
      <style:text-properties fo:font-variant="normal" fo:text-transform="none" fo:color="#000000" style:font-name="Liberation Mono1" fo:font-size="14pt" fo:letter-spacing="normal" style:font-size-asian="12.25pt" style:font-size-complex="14pt" fo:padding="0cm" fo:border="none"/>
    </style:style>
    <style:style style:name="T4" style:family="text">
      <style:text-properties fo:font-variant="normal" fo:text-transform="none" fo:color="#000000" style:font-name="Liberation Mono1" fo:font-size="14pt" fo:letter-spacing="normal" style:font-size-asian="14pt" style:font-size-complex="14pt" fo:padding="0cm" fo:border="none"/>
    </style:style>
    <style:style style:name="T5" style:family="text">
      <style:text-properties fo:font-variant="normal" fo:text-transform="none" fo:color="#000000" fo:font-size="14pt" fo:letter-spacing="normal" officeooo:rsid="000b8c5f" style:font-size-asian="14pt" style:font-size-complex="14pt" fo:padding="0cm" fo:border="none"/>
    </style:style>
    <style:style style:name="T6" style:family="text">
      <style:text-properties fo:font-variant="normal" fo:text-transform="none" fo:color="#000000" fo:font-size="14pt" fo:letter-spacing="normal" style:font-size-asian="14pt" style:font-size-complex="14pt" fo:padding="0cm" fo:border="none"/>
    </style:style>
    <style:style style:name="T7" style:family="text">
      <style:text-properties fo:font-size="14pt" officeooo:rsid="0009a8f1" style:font-size-asian="14pt" style:font-size-complex="14pt"/>
    </style:style>
    <style:style style:name="T8" style:family="text">
      <style:text-properties fo:font-size="14pt" officeooo:rsid="0009a8f1" style:font-size-asian="12.25pt" style:font-size-complex="14pt"/>
    </style:style>
    <style:style style:name="T9" style:family="text">
      <style:text-properties fo:font-size="14pt" fo:font-style="normal" fo:font-weight="normal" officeooo:rsid="0010e224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Mono1" fo:font-size="14pt" officeooo:rsid="000ad1e3" style:font-size-asian="12.25pt" style:font-size-complex="14pt"/>
    </style:style>
    <style:style style:name="T11" style:family="text">
      <style:text-properties officeooo:rsid="000e906b"/>
    </style:style>
    <style:style style:name="T12" style:family="text">
      <style:text-properties officeooo:rsid="00106004"/>
    </style:style>
    <style:style style:name="T13" style:family="text">
      <style:text-properties officeooo:rsid="0010e224"/>
    </style:style>
    <style:style style:name="T14" style:family="text">
      <style:text-properties officeooo:rsid="0009a8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10"/><text:span text:style-name="T1">LAUNDRY</text:span><text:span text:style-name="T2"> </text:span><text:span text:style-name="T1">MANAGEMENT</text:span><text:span text:style-name="T2"> </text:span><text:span text:style-name="T1">SYSTEM</text:span></text:p>
      <text:p text:style-name="P11"/>
      <text:p text:style-name="P11"/>
      <text:p text:style-name="P3">LANGUAGE USED:Python </text:p>
      <text:p text:style-name="P3"/>
      <text:p text:style-name="P3">WEB BROWSER:Google Chrome </text:p>
      <text:p text:style-name="P3"/>
      <text:p text:style-name="P3">MYSQL (database): </text:p>
      <text:p text:style-name="P3">we need this to create tables in a database such that the customer will give their requirements in the tables like a form.Even we can make this tables from html also. </text:p>
      <text:p text:style-name="P3"/>
      <text:p text:style-name="P3">GIT HUB: </text:p>
      <text:p text:style-name="P3">we need this to clone from one system to the other.</text:p>
      <text:p text:style-name="P3"/>
      <text:p text:style-name="P12"><text:span text:style-name="T7">HTML PAGE(user interface design):we need this to create home page for our website and also for the registerpage for the customers and also for the login </text:span><text:span text:style-name="T8">page.</text:span><text:span text:style-name="T10">H</text:span><text:span text:style-name="T3">TML</text:span><text:span text:style-name="T4"> consists of several key components,including tags and their attributes, character-based data types, character references andentity references. An important component is thedocument type declaration, which triggers standards mode rendering.</text:span></text:p>
      <text:p text:style-name="P12"/>
      <text:p text:style-name="P12"/>
      <text:p text:style-name="P12"/>
      <text:p text:style-name="P9"><text:span text:style-name="T5">ABSTRACT:</text:span><text:span text:style-name="T6">We present the design and implementation of laundry management system (LMS) used in laundry establishment. Laundry firms are usually faced with difficulties in keeping detailed records of customer</text:span><text:span text:style-name="T5">s </text:span><text:span text:style-name="T6">clothing; this little problem as seen to most laundry firms is highly discouraging as customers are filled with disappointments,arising from issues such as customer clothesmix-ups and untimely retrieval of clothes. The aim of this application is to determine thenumber of clothes collected, in relation to theirowners, as this also helps the users fix a datefor the collection of their clothes. Also customer’s informati</text:span><text:span text:style-name="T5">o</text:span><text:span text:style-name="T6">n is secured, as a specificid is allocated per registration to avoidcontrasting information.</text:span></text:p>
      <text:p text:style-name="P1"/>
      <text:p text:style-name="P2"/>
      <text:p text:style-name="P3">1.USER MODULE: <text:span text:style-name="T13">after opening the home page we get:</text:span> </text:p>
      <text:p text:style-name="P3">A.user sign up – <text:span text:style-name="T12">by using html</text:span></text:p>
      <text:p text:style-name="P7">number:</text:p>
      <text:p text:style-name="P7">address:</text:p>
      <text:p text:style-name="P7"><text:soft-page-break/>name:</text:p>
      <text:p text:style-name="P7">email:</text:p>
      <text:p text:style-name="P7">password:</text:p>
      <text:p text:style-name="P7"/>
      <text:p text:style-name="P7">same will be for login also:</text:p>
      <text:p text:style-name="P7">email:</text:p>
      <text:p text:style-name="P7">password:</text:p>
      <text:p text:style-name="P7"/>
      <text:p text:style-name="P7">including the table containing prices for all types of clothes.</text:p>
      <text:p text:style-name="P7"/>
      <text:p text:style-name="P7"/>
      <text:p text:style-name="P3">B.dashboard-<text:span text:style-name="T11">contains form in which the user fills the total no.of items and also contains the price.</text:span> <text:span text:style-name="T12">Here we write some columns like:</text:span></text:p>
      <text:p text:style-name="P3"/>
      <text:p text:style-name="P6">number of tops</text:p>
      <text:p text:style-name="P6">number of bottoms</text:p>
      <text:p text:style-name="P6">type of cloth</text:p>
      <text:p text:style-name="P6">total clothes</text:p>
      <text:p text:style-name="P6">total amount as per market price</text:p>
      <text:p text:style-name="P8"/>
      <text:p text:style-name="P7"/>
      <text:p text:style-name="P4"><text:span text:style-name="T13">C.time slot</text:span></text:p>
      <text:p text:style-name="P7">every one hour only 10 requests will be acceptable.</text:p>
      <text:p text:style-name="P7"/>
      <text:p text:style-name="P7"/>
      <text:p text:style-name="P5"><text:span text:style-name="T13">D</text:span>.<text:span text:style-name="T11">number of slots booked</text:span></text:p>
      <text:p text:style-name="P7">according to the time as per hour it will show the completed slots a maximum of 10.so the remaining slots the users need to book.</text:p>
      <text:p text:style-name="P7"/>
      <text:p text:style-name="P7"><text:s/></text:p>
      <text:p text:style-name="P4"><text:span text:style-name="T11">E.</text:span>laundry request</text:p>
      <text:p text:style-name="P7">after booking a slot you can keep request and then it will be taken into consideration.<text:span text:style-name="T14"> <text:s/></text:span></text:p>
      <text:p text:style-name="P3"/>
      <text:p text:style-name="P3"/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urier 10 Pitch" svg:font-family="'Courier 10 Pitch'" style:font-family-generic="swiss" style:font-pitch="variable"/>
    <style:font-face style:name="Liberation Mono1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7:01:51.143025825</dc:date>
    <meta:generator>LibreOffice/4.2.7.2$Linux_x86 LibreOffice_project/420m0$Build-2</meta:generator>
    <meta:editing-duration>P0D</meta:editing-duration>
    <meta:editing-cycles>4</meta:editing-cycles>
    <meta:document-statistic meta:table-count="0" meta:image-count="0" meta:object-count="0" meta:page-count="2" meta:paragraph-count="33" meta:word-count="347" meta:character-count="2215" meta:non-whitespace-character-count="1880"/>
  </office:meta>
</office:document-meta>
</file>